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.967cm"/>
    </style:style>
    <style:style style:name="co2" style:family="table-column">
      <style:table-column-properties fo:break-before="auto" style:column-width="14.95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table:number-columns-spanned="2" table:number-rows-spanned="1">
            <text:p>Rdoc</text:p>
          </table:table-cell>
          <table:covered-table-cell/>
        </table:table-row>
        <table:table-row table:style-name="ro1">
          <table:table-cell office:value-type="string">
            <text:p>socket</text:p>
          </table:table-cell>
          <table:table-cell office:value-type="string">
            <text:p>http://ruby-doc.org/stdlib-2.2.0/libdoc/socket/rdoc/Socket.html</text:p>
          </table:table-cell>
        </table:table-row>
        <table:table-row table:style-name="ro1" table:number-rows-repeated="10">
          <table:table-cell table:number-columns-repeated="2"/>
        </table:table-row>
        <table:table-row table:style-name="ro1">
          <table:table-cell table:style-name="ce1" office:value-type="string" table:number-columns-spanned="2" table:number-rows-spanned="1">
            <text:p>Takuzu</text:p>
          </table:table-cell>
          <table:covered-table-cell/>
        </table:table-row>
        <table:table-row table:style-name="ro1">
          <table:table-cell office:value-type="string">
            <text:p>0hh1</text:p>
          </table:table-cell>
          <table:table-cell office:value-type="string">
            <text:p>http://0hh1.com/</text:p>
          </table:table-cell>
        </table:table-row>
        <table:table-row table:style-name="ro2">
          <table:table-cell office:value-type="string">
            <text:p>TicTacLogic</text:p>
          </table:table-cell>
          <table:table-cell office:value-type="string">
            <text:p>http://www.conceptispuzzles.com/index.aspx?uri=puzzle/tic-tac-logic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string" table:number-columns-spanned="2" table:number-rows-spanned="1">
            <text:p>Exclues</text:p>
          </table:table-cell>
          <table:covered-table-cell/>
        </table:table-row>
        <table:table-row table:style-name="ro1">
          <table:table-cell office:value-type="string">
            <text:p>Grille pain</text:p>
          </table:table-cell>
          <table:table-cell office:value-type="string">
            <text:p>https://www.youtube.com/watch?v=vI7tWd7B3iI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16/01/2015</text:date>, <text:time>19:0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maury savarre</meta:initial-creator>
    <meta:creation-date>2015-01-16T15:47:45</meta:creation-date>
    <dc:date>2015-01-16T19:05:20.69</dc:date>
    <dc:creator>Pierre Cartier</dc:creator>
    <meta:editing-duration>PT5M38S</meta:editing-duration>
    <meta:editing-cycles>2</meta:editing-cycles>
    <meta:generator>OpenOffice/4.1.1$Win32 OpenOffice.org_project/411m6$Build-9775</meta:generator>
    <meta:document-statistic meta:table-count="1" meta:cell-count="11" meta:object-count="0"/>
  </office:meta>
</office:document-meta>
</file>